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Noto Sans Symbols" svg:font-family="'Noto Sans Symbol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75in" fo:margin-top="0in" fo:margin-bottom="0in" table:align="left"/>
    </style:style>
    <style:style style:name="Table1.A" style:family="table-column">
      <style:table-column-properties style:column-width="6.25in"/>
    </style:style>
    <style:style style:name="Table1.1" style:family="table-row">
      <style:table-row-properties style:min-row-height="8.625in" fo:keep-together="auto"/>
    </style:style>
    <style:style style:name="Table1.A1" style:family="table-cell">
      <style:table-cell-properties style:vertical-align="" fo:padding-left="0.075in" fo:padding-right="0.075in" fo:padding-top="0in" fo:padding-bottom="0in" fo:border="1.25pt solid #00008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1.25pt solid #000080" fo:border-right="1.25pt solid #000080" fo:border-top="none" fo:border-bottom="1.25pt solid #000080"/>
    </style:style>
    <style:style style:name="Table2" style:family="table">
      <style:table-properties style:width="6.625in" fo:margin-left="-0.075in" fo:margin-top="0in" fo:margin-bottom="0in" table:align="left"/>
    </style:style>
    <style:style style:name="Table2.A" style:family="table-column">
      <style:table-column-properties style:column-width="6.625in"/>
    </style:style>
    <style:style style:name="Table2.1" style:family="table-row">
      <style:table-row-properties style:min-row-height="8.625in" fo:keep-together="auto"/>
    </style:style>
    <style:style style:name="Table2.A1" style:family="table-cell">
      <style:table-cell-properties style:vertical-align="" fo:padding-left="0.075in" fo:padding-right="0.075in" fo:padding-top="0in" fo:padding-bottom="0in" fo:border="1.25pt solid #000080"/>
    </style:style>
    <style:style style:name="Table2.2" style:family="table-row">
      <style:table-row-properties style:min-row-height="3.1667in" fo:keep-together="auto"/>
    </style:style>
    <style:style style:name="Table2.A2" style:family="table-cell">
      <style:table-cell-properties style:vertical-align="" fo:padding-left="0.075in" fo:padding-right="0.075in" fo:padding-top="0in" fo:padding-bottom="0in" fo:border-left="1.25pt solid #000080" fo:border-right="1.25pt solid #000080" fo:border-top="none" fo:border-bottom="1.25pt solid #000080"/>
    </style:style>
    <style:style style:name="Table3" style:family="table">
      <style:table-properties style:width="6.041in" fo:margin-left="-0.075in" fo:margin-top="0in" fo:margin-bottom="0in" table:align="left"/>
    </style:style>
    <style:style style:name="Table3.A" style:family="table-column">
      <style:table-column-properties style:column-width="6.04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1.25pt solid #000080"/>
    </style:style>
    <style:style style:name="Table4" style:family="table">
      <style:table-properties style:width="5.9424in" fo:margin-left="-0.075in" fo:margin-top="0in" fo:margin-bottom="0in" table:align="left"/>
    </style:style>
    <style:style style:name="Table4.A" style:family="table-column">
      <style:table-column-properties style:column-width="5.942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fo:font-weight="bold" style:font-name-asian="Arial2" style:font-size-asian="11pt" style:font-weight-asian="bold" style:font-name-complex="Arial2" style:font-size-complex="11pt"/>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3"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4"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1pt" officeooo:paragraph-rsid="0007d76b" style:font-name-asian="Arial2" style:font-size-asian="11pt" style:font-name-complex="Arial2"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font-name="Arial" fo:font-size="11pt" style:font-name-asian="Arial2" style:font-size-asian="11pt" style:font-name-complex="Arial2" style:font-size-complex="11pt"/>
    </style:style>
    <style:style style:name="P6"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text-properties style:text-position="0% 100%" style:font-name="Arial" fo:font-size="11pt" style:font-name-asian="Arial2" style:font-size-asian="11pt" style:font-name-complex="Arial2" style:font-size-complex="11pt"/>
    </style:style>
    <style:style style:name="P7"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8"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1pt" style:font-name-asian="Arial2" style:font-size-asian="11pt" style:font-name-complex="Arial2" style:font-size-complex="11pt"/>
    </style:style>
    <style:style style:name="P9" style:family="paragraph" style:parent-style-name="Standard">
      <style:paragraph-properties fo:margin-top="0in" fo:margin-bottom="0in" loext:contextual-spacing="false" fo:line-height="100%" fo:text-align="start" style:justify-single-word="false" fo:orphans="2" fo:widows="2"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1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officeooo:rsid="000debc5" officeooo:paragraph-rsid="000debc5" style:font-name-asian="Arial2" style:font-size-asian="11pt" style:font-name-complex="Arial2" style:font-size-complex="11pt"/>
    </style:style>
    <style:style style:name="P12"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 fo:font-size="10pt" style:font-name-asian="Arial2" style:font-size-asian="10pt" style:font-name-complex="Arial2" style:font-size-complex="10pt"/>
    </style:style>
    <style:style style:name="P1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1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weight="bold" style:font-name-asian="Arial2" style:font-weight-asian="bold" style:font-name-complex="Arial2"/>
    </style:style>
    <style:style style:name="P15"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4pt" fo:font-weight="bold" style:font-name-asian="Arial2" style:font-size-asian="14pt" style:font-weight-asian="bold" style:font-name-complex="Arial2" style:font-size-complex="14pt" style:font-weight-complex="bold"/>
    </style:style>
    <style:style style:name="P16"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4pt" fo:font-weight="bold" style:font-name-asian="Arial2" style:font-size-asian="14pt" style:font-weight-asian="bold" style:font-name-complex="Arial2" style:font-size-complex="14pt" style:font-weight-complex="bold"/>
    </style:style>
    <style:style style:name="P17"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 fo:font-size="14pt" fo:font-weight="bold" style:font-name-asian="Arial2" style:font-size-asian="14pt" style:font-weight-asian="bold" style:font-name-complex="Arial2" style:font-size-complex="14pt" style:font-weight-complex="bold"/>
    </style:style>
    <style:style style:name="P1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4pt" fo:font-weight="bold" style:font-name-asian="Arial2" style:font-size-asian="14pt" style:font-weight-asian="bold" style:font-name-complex="Arial2" style:font-size-complex="14pt" style:font-weight-complex="bold"/>
    </style:style>
    <style:style style:name="P1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4pt" fo:font-weight="bold" officeooo:paragraph-rsid="000754d5" style:font-name-asian="Arial2" style:font-size-asian="14pt" style:font-weight-asian="bold" style:font-name-complex="Arial2" style:font-size-complex="14pt" style:font-weight-complex="bold"/>
    </style:style>
    <style:style style:name="P2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 fo:font-size="14pt" fo:font-weight="bold" style:font-name-asian="Arial2" style:font-size-asian="14pt" style:font-weight-asian="bold" style:font-name-complex="Arial2" style:font-size-complex="14pt" style:font-weight-complex="bold"/>
    </style:style>
    <style:style style:name="P21"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 fo:font-size="14pt" fo:font-weight="bold" officeooo:rsid="000a8e85" style:font-name-asian="Arial2" style:font-size-asian="14pt" style:font-weight-asian="bold" style:font-name-complex="Arial2" style:font-size-complex="14pt" style:font-weight-complex="bold"/>
    </style:style>
    <style:style style:name="P2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weight="bold" style:font-name-asian="Arial2" style:font-weight-asian="bold" style:font-name-complex="Arial2"/>
    </style:style>
    <style:style style:name="P2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style:font-name-asian="Arial2" style:font-size-asian="11pt" style:font-name-complex="Arial2" style:font-size-complex="11pt"/>
    </style:style>
    <style:style style:name="P2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1pt" fo:font-weight="bold" style:font-name-asian="Arial2" style:font-size-asian="11pt" style:font-weight-asian="bold" style:font-name-complex="Arial2" style:font-size-complex="11pt"/>
    </style:style>
    <style:style style:name="P2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style:font-name-asian="Arial2" style:font-name-complex="Arial2"/>
    </style:style>
    <style:style style:name="P2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 fo:font-size="11pt" style:font-name-asian="Arial2" style:font-size-asian="11pt" style:font-name-complex="Arial2" style:font-size-complex="11pt"/>
    </style:style>
    <style:style style:name="P2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officeooo:paragraph-rsid="000debc5"/>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style:text-properties style:text-position="0% 100%"/>
    </style:style>
    <style:style style:name="P30" style:family="paragraph" style:parent-style-name="Standard">
      <style:paragraph-properties fo:margin-top="0in" fo:margin-bottom="0in" loext:contextual-spacing="false"/>
      <style:text-properties style:text-position="0% 100%" style:font-name="Arial" fo:font-size="11pt" style:font-name-asian="Arial2" style:font-size-asian="11pt" style:font-name-complex="Arial2" style:font-size-complex="11pt"/>
    </style:style>
    <style:style style:name="P31" style:family="paragraph" style:parent-style-name="Standard">
      <style:paragraph-properties fo:margin-top="0in" fo:margin-bottom="0in" loext:contextual-spacing="false" fo:line-height="100%"/>
      <style:text-properties style:text-position="0% 100%" style:font-name="Arial" fo:font-size="11pt" style:font-name-asian="Arial2" style:font-size-asian="11pt" style:font-name-complex="Arial2" style:font-size-complex="11pt"/>
    </style:style>
    <style:style style:name="P32"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text-properties style:text-position="0% 100%" style:font-name="Arial" fo:font-size="11pt" fo:font-weight="bold" style:font-name-asian="Arial2" style:font-size-asian="11pt" style:font-weight-asian="bold" style:font-name-complex="Arial2" style:font-size-complex="11pt"/>
    </style:style>
    <style:style style:name="P33"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34"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35"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2" style:font-size-asian="10pt" style:font-name-complex="Arial2" style:font-size-complex="10pt"/>
    </style:style>
    <style:style style:name="P36"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 fo:font-size="10pt" style:font-name-asian="Arial2" style:font-size-asian="10pt" style:font-name-complex="Arial2" style:font-size-complex="10pt"/>
    </style:style>
    <style:style style:name="P37"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style:font-name-asian="Arial2" style:font-name-complex="Arial2"/>
    </style:style>
    <style:style style:name="P38"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style:font-name-asian="Arial2" style:font-name-complex="Arial2"/>
    </style:style>
    <style:style style:name="P39"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40"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font-name="Arial" style:font-name-asian="Arial2" style:font-name-complex="Arial2"/>
    </style:style>
    <style:style style:name="P41"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text-position="0% 100%" style:font-name="Arial" fo:font-size="12pt" style:font-name-asian="Arial2" style:font-size-asian="12pt" style:font-name-complex="Arial2" style:font-size-complex="12pt"/>
    </style:style>
    <style:style style:name="P42"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2" style:font-size-asian="11pt" style:font-name-complex="Arial2" style:font-size-complex="11pt"/>
    </style:style>
    <style:style style:name="P43"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style:font-name-asian="Arial2" style:font-size-asian="12pt" style:font-name-complex="Arial2" style:font-size-complex="12pt"/>
    </style:style>
    <style:style style:name="P44"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4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4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4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weight="bold" style:font-name-asian="Arial2" style:font-weight-asian="bold" style:font-name-complex="Arial2"/>
    </style:style>
    <style:style style:name="P48"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4pt" fo:font-weight="bold" style:font-name-asian="Arial2" style:font-size-asian="14pt" style:font-weight-asian="bold" style:font-name-complex="Arial2" style:font-size-complex="14pt" style:font-weight-complex="bold"/>
    </style:style>
    <style:style style:name="P49"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4pt" fo:font-weight="bold" officeooo:paragraph-rsid="000a8e85" style:font-name-asian="Arial2" style:font-size-asian="14pt" style:font-weight-asian="bold" style:font-name-complex="Arial2" style:font-size-complex="14pt" style:font-weight-complex="bold"/>
    </style:style>
    <style:style style:name="P5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1pt" style:font-name-asian="Arial2" style:font-size-asian="11pt" style:font-name-complex="Arial2" style:font-size-complex="11pt"/>
    </style:style>
    <style:style style:name="P5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weight="bold" style:font-name-asian="Arial2" style:font-weight-asian="bold" style:font-name-complex="Arial2"/>
    </style:style>
    <style:style style:name="P5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text-position="0% 100%" style:font-name="Arial" fo:font-size="11pt" fo:font-weight="bold" style:font-name-asian="Arial2" style:font-size-asian="11pt" style:font-weight-asian="bold" style:font-name-complex="Arial2" style:font-size-complex="11pt"/>
    </style:style>
    <style:style style:name="P53"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 fo:font-size="11pt" style:font-name-asian="Arial2" style:font-size-asian="11pt" style:font-name-complex="Arial2" style:font-size-complex="11pt"/>
    </style:style>
    <style:style style:name="P54" style:family="paragraph" style:parent-style-name="Standard">
      <style:paragraph-properties fo:margin-left="1in" fo:margin-right="0in" fo:margin-top="0in" fo:margin-bottom="0in" loext:contextual-spacing="false" fo:line-height="100%"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55"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56"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fo:font-weight="bold" style:font-name-asian="Arial2" style:font-size-asian="11pt" style:font-weight-asian="bold" style:font-name-complex="Arial2" style:font-size-complex="11pt"/>
    </style:style>
    <style:style style:name="P57"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2pt" style:font-name-asian="Arial2" style:font-size-asian="12pt" style:font-name-complex="Arial2" style:font-size-complex="12pt"/>
    </style:style>
    <style:style style:name="P58"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59"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style:font-name-asian="Arial2" style:font-name-complex="Arial2"/>
    </style:style>
    <style:style style:name="P60" style:family="paragraph" style:parent-style-name="Standard">
      <style:paragraph-properties fo:margin-left="0.4898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61"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officeooo:rsid="0007d76b" officeooo:paragraph-rsid="0007d76b" style:font-name-asian="Arial2" style:font-size-asian="11pt" style:font-name-complex="Arial2" style:font-size-complex="11pt"/>
    </style:style>
    <style:style style:name="P62" style:family="paragraph" style:parent-style-name="Standard">
      <style:paragraph-properties fo:margin-left="0in" fo:margin-right="0in" fo:margin-top="0in" fo:margin-bottom="0in" loext:contextual-spacing="false" fo:line-height="100%" fo:text-align="start" style:justify-single-word="false" fo:orphans="2" fo:widows="2" fo:text-indent="1in" style:auto-text-indent="false" fo:padding="0in" fo:border="0.74pt solid #ffffff">
        <style:tab-stops>
          <style:tab-stop style:position="-1in"/>
        </style:tab-stops>
      </style:paragraph-properties>
      <style:text-properties style:text-position="0% 100%" style:font-name="Arial" fo:font-size="11pt" officeooo:paragraph-rsid="0008ecba" style:font-name-asian="Arial2" style:font-size-asian="11pt" style:font-name-complex="Arial2" style:font-size-complex="11pt"/>
    </style:style>
    <style:style style:name="P63"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64" style:family="paragraph" style:parent-style-name="Standard">
      <style:paragraph-properties fo:margin-left="1.5in" fo:margin-right="0in" fo:margin-top="0in" fo:margin-bottom="0in" loext:contextual-spacing="false" fo:line-height="100%"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 fo:font-size="11pt" officeooo:rsid="0008ecba" officeooo:paragraph-rsid="0008ecba" style:font-name-asian="Arial2" style:font-size-asian="11pt" style:font-name-complex="Arial2" style:font-size-complex="11pt"/>
    </style:style>
    <style:style style:name="P65"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66"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text-properties style:text-position="0% 100%" style:font-name="Arial" fo:font-size="11pt" fo:font-weight="bold" style:font-name-asian="Arial2" style:font-size-asian="11pt" style:font-weight-asian="bold" style:font-name-complex="Arial2" style:font-size-complex="11pt"/>
    </style:style>
    <style:style style:name="P67"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4pt" fo:font-weight="bold" officeooo:rsid="000754d5" style:font-name-asian="Arial2" style:font-size-asian="14pt" style:font-weight-asian="bold" style:font-name-complex="Arial2" style:font-size-complex="14pt" style:font-weight-complex="bold"/>
    </style:style>
    <style:style style:name="P6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4pt" fo:font-weight="bold" officeooo:rsid="000754d5" style:font-name-asian="Arial2" style:font-size-asian="14pt" style:font-weight-asian="bold" style:font-name-complex="Arial2" style:font-size-complex="14pt" style:font-weight-complex="bold"/>
    </style:style>
    <style:style style:name="P6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 fo:font-size="14pt" fo:font-weight="bold" officeooo:rsid="000754d5" officeooo:paragraph-rsid="000754d5" style:font-name-asian="Arial2" style:font-size-asian="14pt" style:font-weight-asian="bold" style:font-name-complex="Arial2" style:font-size-complex="14pt" style:font-weight-complex="bold"/>
    </style:style>
    <style:style style:name="P7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7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 fo:font-size="12pt" fo:font-weight="bold" officeooo:paragraph-rsid="000f92d4" style:font-name-asian="Arial2" style:font-size-asian="12pt" style:font-weight-asian="bold" style:font-name-complex="Arial2" style:font-size-complex="12pt"/>
    </style:style>
    <style:style style:name="P73"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font-name="Arial" fo:font-size="14pt" fo:font-weight="bold" style:font-name-asian="Arial2" style:font-size-asian="14pt" style:font-weight-asian="bold" style:font-name-complex="Arial2" style:font-size-complex="14pt" style:font-weight-complex="bold"/>
    </style:style>
    <style:style style:name="P74" style:family="paragraph" style:parent-style-name="Standard" style:master-page-name="Converted1">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 fo:font-size="11pt" style:font-name-asian="Arial2" style:font-size-asian="11pt" style:font-name-complex="Arial2" style:font-size-complex="11pt"/>
    </style:style>
    <style:style style:name="P75" style:family="paragraph" style:parent-style-name="Standard" style:list-style-name="WWNum9">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 style:font-name-asian="Arial2" style:font-name-complex="Arial2"/>
    </style:style>
    <style:style style:name="P76" style:family="paragraph" style:parent-style-name="Standard" style:list-style-name="WWNum10">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 style:font-name-asian="Arial2" style:font-name-complex="Arial2"/>
    </style:style>
    <style:style style:name="P77" style:family="paragraph" style:parent-style-name="Standard" style:list-style-name="WWNum9">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78" style:family="paragraph" style:parent-style-name="Standard" style:list-style-name="WWNum10">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79" style:family="paragraph" style:parent-style-name="Standard" style:list-style-name="WWNum9">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2" style:font-name-complex="Arial2"/>
    </style:style>
    <style:style style:name="P80" style:family="paragraph" style:parent-style-name="Standard" style:list-style-name="WWNum10">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2" style:font-name-complex="Arial2"/>
    </style:style>
    <style:style style:name="P81" style:family="paragraph" style:parent-style-name="Standard" style:list-style-name="WWNum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2" style:font-name-complex="Arial2"/>
    </style:style>
    <style:style style:name="P82"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83" style:family="paragraph" style:parent-style-name="Standard" style:list-style-name="WWNum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84" style:family="paragraph" style:parent-style-name="Standard" style:list-style-name="WWNum1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85" style:family="paragraph" style:parent-style-name="Standard" style:list-style-name="WWNum1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86"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87" style:family="paragraph" style:parent-style-name="Standard" style:list-style-name="WWNum1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88" style:family="paragraph" style:parent-style-name="Standard" style:list-style-name="WWNum1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89"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90" style:family="paragraph" style:parent-style-name="Standard" style:list-style-name="WWNum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91"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92" style:family="paragraph" style:parent-style-name="Standard" style:list-style-name="WWNum1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93" style:family="paragraph" style:parent-style-name="Standard" style:list-style-name="WWNum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94" style:family="paragraph" style:parent-style-name="Standard" style:list-style-name="WWNum10">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text-properties style:font-name="Arial" style:font-name-asian="Arial2" style:font-name-complex="Arial2"/>
    </style:style>
    <style:style style:name="P95" style:family="paragraph" style:parent-style-name="Standard" style:list-style-name="WWNum12">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96" style:family="paragraph" style:parent-style-name="Standard" style:list-style-name="WWNum15">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97" style:family="paragraph" style:parent-style-name="Standard" style:list-style-name="WWNum15">
      <style:paragraph-properties fo:margin-left="0.7866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 fo:background-color="#ffffff" style:font-name-asian="Arial2" style:font-name-complex="Arial2"/>
    </style:style>
    <style:style style:name="P98" style:family="paragraph" style:parent-style-name="Standard" style:list-style-name="WWNum2">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2" style:font-size-asian="11pt" style:font-name-complex="Arial2" style:font-size-complex="11pt"/>
    </style:style>
    <style:style style:name="P99" style:family="paragraph" style:parent-style-name="Standard" style:list-style-name="WWNum1">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 fo:font-size="11pt" style:font-name-asian="Arial2" style:font-size-asian="11pt" style:font-name-complex="Arial2" style:font-size-complex="11pt"/>
    </style:style>
    <style:style style:name="T1" style:family="text">
      <style:text-properties style:text-position="0% 100%" style:font-name="Arial" fo:font-size="11pt" officeooo:rsid="000debc5" style:font-name-asian="Arial2" style:font-size-asian="11pt" style:font-name-complex="Arial2" style:font-size-complex="11pt"/>
    </style:style>
    <style:style style:name="T2" style:family="text">
      <style:text-properties style:text-position="0% 100%" style:font-name="Arial" style:font-name-asian="Arial2" style:font-name-complex="Arial2"/>
    </style:style>
    <style:style style:name="T3" style:family="text">
      <style:text-properties style:text-position="0% 100%" style:font-name="Arial" fo:font-weight="normal" style:font-name-asian="Arial2" style:font-weight-asian="normal" style:font-name-complex="Arial2"/>
    </style:style>
    <style:style style:name="T4" style:family="text">
      <style:text-properties style:font-name="Arial" fo:font-size="11pt" style:font-name-asian="Arial2" style:font-size-asian="11pt" style:font-name-complex="Arial2" style:font-size-complex="11pt"/>
    </style:style>
    <style:style style:name="T5" style:family="text">
      <style:text-properties style:font-name="Arial" fo:font-size="11pt" fo:font-weight="bold" style:font-name-asian="Arial2" style:font-size-asian="11pt" style:font-weight-asian="bold" style:font-name-complex="Arial2" style:font-size-complex="11pt"/>
    </style:style>
    <style:style style:name="T6" style:family="text">
      <style:text-properties style:font-name="Arial" style:font-name-asian="Arial2" style:font-name-complex="Arial2"/>
    </style:style>
    <style:style style:name="T7" style:family="text">
      <style:text-properties fo:color="#222222" style:font-name="Arial" fo:background-color="#ffffff" loext:char-shading-value="0" style:font-name-asian="Arial2" style:font-name-complex="Arial2"/>
    </style:style>
    <style:style style:name="T8" style:family="text">
      <style:text-properties fo:color="#222222" style:font-name="Arial" style:text-underline-style="solid" style:text-underline-width="auto" style:text-underline-color="font-color" fo:font-weight="bold" fo:background-color="#ffffff" loext:char-shading-value="0" style:font-name-asian="Arial2" style:font-weight-asian="bold" style:font-name-complex="Arial2"/>
    </style:style>
    <style:style style:name="T9" style:family="text">
      <style:text-properties fo:color="#222222" style:font-name="Arial" fo:font-weight="bold" fo:background-color="#ffffff" loext:char-shading-value="0" style:font-name-asian="Arial2" style:font-weight-asian="bold" style:font-name-complex="Arial2"/>
    </style:style>
    <style:style style:name="T10" style:family="text">
      <style:text-properties officeooo:rsid="000754d5"/>
    </style:style>
    <style:style style:name="T11" style:family="text">
      <style:text-properties officeooo:rsid="0007d76b"/>
    </style:style>
    <style:style style:name="T12" style:family="text">
      <style:text-properties officeooo:rsid="0008ecba"/>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variant="normal" fo:text-transform="none" fo:color="#00000a" style:text-line-through-style="none" style:text-line-through-type="none" style:font-name="Arial1" fo:font-size="10pt" fo:font-style="normal" style:text-underline-style="none" fo:font-weight="normal" style:text-blinking="false" fo:background-color="transparent" loext:char-shading-value="0"/>
    </style:style>
    <style:style style:name="T18" style:family="text">
      <style:text-properties officeooo:rsid="0010dd4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able:table table:name="Table1" table:style-name="Table1">
        <table:table-column table:style-name="Table1.A"/>
        <table:table-row table:style-name="Table1.1">
          <table:table-cell table:style-name="Table1.A1" office:value-type="string">
            <text:p text:style-name="P31"/>
            <text:p text:style-name="P3"/>
            <text:p text:style-name="P5"/>
            <text:p text:style-name="P15"/>
            <text:p text:style-name="P15">ANTEPROYECTO</text:p>
            <text:p text:style-name="P15"/>
            <text:p text:style-name="P15"/>
            <text:p text:style-name="P15"/>
            <text:p text:style-name="P15"/>
            <text:p text:style-name="P67">SISTEMA DE GESTIONDE ESTACION</text:p>
            <text:p text:style-name="P15"/>
            <text:p text:style-name="P67"/>
            <text:p text:style-name="P67"/>
            <text:p text:style-name="P67">SGE</text:p>
            <text:p text:style-name="P15"/>
            <text:p text:style-name="P15"/>
            <text:p text:style-name="P15"/>
            <text:p text:style-name="P67">ESTACION DE SERVICIOS EMR</text:p>
            <text:p text:style-name="P15"/>
            <text:p text:style-name="P15"/>
            <text:p text:style-name="P15"/>
            <text:p text:style-name="P73">ASUNCION </text:p>
            <text:p text:style-name="P15"/>
            <text:p text:style-name="P15"/>
            <text:p text:style-name="P15"/>
            <text:p text:style-name="P73">ABRIL-2018</text:p>
            <text:p text:style-name="P73"/>
            <text:p text:style-name="P73"/>
            <text:p text:style-name="P15"/>
            <text:p text:style-name="P16"><text:s text:c="8"/>FACULTAD POLITÉCNICA</text:p>
            <text:p text:style-name="P16"><text:tab/>UNIVERSIDAD NACIONAL DE ASUNCIÓN</text:p>
            <text:p text:style-name="P3"/>
            <text:p text:style-name="P3"/>
            <text:p text:style-name="P3"/>
            <text:p text:style-name="P3"><text:s text:c="99"/></text:p>
          </table:table-cell>
        </table:table-row>
        <table:table-row table:style-name="Table1.2">
          <table:table-cell table:style-name="Table1.A2" office:value-type="string">
            <text:p text:style-name="P31"/>
          </table:table-cell>
        </table:table-row>
      </table:table>
      <text:p text:style-name="P1"><text:soft-page-break/></text:p>
      <text:p text:style-name="P2"/>
      <table:table table:name="Table2" table:style-name="Table2">
        <table:table-column table:style-name="Table2.A"/>
        <table:table-row table:style-name="Table2.1">
          <table:table-cell table:style-name="Table2.A1" office:value-type="string">
            <text:p text:style-name="P30"/>
            <text:p text:style-name="P10"/>
            <text:p text:style-name="P10"/>
            <text:p text:style-name="P18"/>
            <text:p text:style-name="P68">Estacion de servicio EMR</text:p>
            <text:p text:style-name="P20"/>
            <text:p text:style-name="P20"/>
            <text:p text:style-name="P68">EMR</text:p>
            <text:p text:style-name="P20"/>
            <text:p text:style-name="P20"/>
            <text:p text:style-name="P19"><text:tab/><text:span text:style-name="T10">SISTEMA DE GESTIONDE ESTACION</text:span></text:p>
            <text:p text:style-name="P20"/>
            <text:p text:style-name="P20"/>
            <text:p text:style-name="P69">SGE</text:p>
            <text:p text:style-name="P18"/>
            <text:p text:style-name="P18"/>
            <text:p text:style-name="P18"/>
            <text:p text:style-name="P18"/>
            <text:p text:style-name="P18">PERSONAL TÉCNICO:</text:p>
            <text:p text:style-name="P18"/>
            <text:p text:style-name="P20"/>
            <text:p text:style-name="P48">COORDINADOR:</text:p>
            <text:p text:style-name="P48"/>
            <text:p text:style-name="P20"/>
            <text:p text:style-name="P49">ANALISTA:</text:p>
            <text:p text:style-name="P49"/>
            <text:p text:style-name="P20"/>
            <text:p text:style-name="P48">PROGRAMACIÓN:</text:p>
            <text:p text:style-name="P48"/>
            <text:p text:style-name="P20"/>
            <text:p text:style-name="P48">APOYO:</text:p>
            <text:p text:style-name="P48"/>
            <text:p text:style-name="P20"/>
            <text:p text:style-name="P21"/>
            <text:p text:style-name="P20"/>
            <text:p text:style-name="P18">FACULTAD POLITÉCNICA</text:p>
            <text:p text:style-name="P18">UNIVERSIDAD NACIONAL DE ASUNCIÓN</text:p>
          </table:table-cell>
        </table:table-row>
        <text:soft-page-break/>
        <table:table-row table:style-name="Table2.2">
          <table:table-cell table:style-name="Table2.A2" office:value-type="string">
            <text:p text:style-name="P30"/>
          </table:table-cell>
        </table:table-row>
      </table:table>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ÁGINA DE CONTENIDO</text:p>
      <text:p text:style-name="P1"/>
      <text:p text:style-name="P12"><text:s text:c="13"/>CONTENIDO <text:tab/><text:tab/><text:tab/><text:tab/><text:tab/><text:tab/><text:tab/><text:tab/>PÁGINA</text:p>
      <text:p text:style-name="P12"/>
      <text:p text:style-name="P35">1.<text:tab/>INTRODUCCIÓN</text:p>
      <text:p text:style-name="P35">2.<text:tab/>OBJETIVOS DEL SISTEMA</text:p>
      <text:p text:style-name="P35"><text:s text:c="16"/>2.1<text:tab/> <text:s text:c="15"/>OBJETIVO GENERAL</text:p>
      <text:p text:style-name="P35"><text:s text:c="16"/>2.2<text:tab/> <text:s text:c="15"/>OBJETIVOS ESPECIFICOS</text:p>
      <text:p text:style-name="P35"/>
      <text:p text:style-name="P35">3.<text:tab/>SITUACIÓN ACTUAL</text:p>
      <text:p text:style-name="P36">3.1<text:tab/>RELEVAMIENTO DE DATOS</text:p>
      <text:p text:style-name="P36">3.2<text:tab/>CONSOLIDACIÓN DE DATOS</text:p>
      <text:p text:style-name="P12"/>
      <text:p text:style-name="P35">4.<text:tab/>IDENTIFICACIÓN Y ANÁLISIS DE LOS PROBLEMAS</text:p>
      <text:p text:style-name="P12"/>
      <text:p text:style-name="P35">5.<text:tab/>SITUACIÓN PRETENDIDA</text:p>
      <text:p text:style-name="P12"/>
      <text:p text:style-name="P35">6.<text:tab/>ALTERNATIVAS DE SOLUCIÓN</text:p>
      <text:p text:style-name="P12"/>
      <text:p text:style-name="P35">7.<text:tab/>SOLUCIÓN PROPUESTA</text:p>
      <text:p text:style-name="P12"/>
      <text:p text:style-name="P35"/>
      <text:p text:style-name="P36"/>
      <text:p text:style-name="P12"/>
      <text:p text:style-name="P35"><text:span text:style-name="T10">8</text:span>. <text:s text:c="21"/>TÉRMINOS DE APROBACIÓN DE LA ETAPA</text:p>
      <text:p text:style-name="P1"/>
      <text:p text:style-name="P32"/>
      <text:p text:style-name="P2"><text:span text:style-name="T13">1. INTRODUCCIÓN.</text:span></text:p>
      <text:p text:style-name="P37"/>
      <text:p text:style-name="P37">Viendo las necesidad de automatizar, mejorar y/o implementar de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p>
      <text:p text:style-name="P13">2. OBJETIVOS DEL SISTEMA.</text:p>
      <text:p text:style-name="P55">2.1 Objetivo General</text:p>
      <text:p text:style-name="P57">Se pretende automatizar las funciones y procesos administrativos de la gestión de venta de combustibles, shop, servicios de lavado de autos, lubricación entre otros, para disponer de información clara, concreta y verificada.</text:p>
      <text:p text:style-name="P56">2.2 Objetivos Específicos</text:p>
      <text:list xml:id="list3207266399" text:style-name="WWNum9">
        <text:list-item>
          <text:p text:style-name="P75">Automatizar las ventas de combustibles y cobranza por medio de pagos en efectivo, sistema pos, vale y crédito.</text:p>
        </text:list-item>
        <text:list-item>
          <text:p text:style-name="P75">Emitir notas de créditos a los clientes autorizados por la empresa.</text:p>
        </text:list-item>
        <text:list-item>
          <text:p text:style-name="P75">Generar informes operativos y gerenciales.</text:p>
        </text:list-item>
        <text:list-item>
          <text:p text:style-name="P77"><text:span text:style-name="T2">Registrar los movimientos en los servicios de lavado y </text:span><text:span text:style-name="T6">lubricacion</text:span><text:span text:style-name="T2"> de </text:span><text:span text:style-name="T6">automoviles</text:span><text:span text:style-name="T2">,datos de proveedores, clientes, islas, tipo de combustibles, playero y todas las ventas realizadas en el shop.</text:span></text:p>
        </text:list-item>
        <text:list-item>
          <text:p text:style-name="P77"><text:span text:style-name="T2">Implementar el proceso de impresión de facturas, generación del hechauka de compras y ventas, </text:span><text:span text:style-name="T3">un </text:span><text:span text:style-name="T6">módulo</text:span><text:span text:style-name="T3"> de cuentas corrientes para clientes y proveedores.</text:span></text:p>
        </text:list-item>
        <text:list-item>
          <text:p text:style-name="P77"><text:span text:style-name="T2">Realizar un registro de </text:span><text:span text:style-name="T6">auditoría</text:span><text:span text:style-name="T2"> sobre las operaciones gerenciales y operativas</text:span><text:span text:style-name="T6">.</text:span></text:p>
        </text:list-item>
        <text:list-item>
          <text:p text:style-name="P79">Registrar las compras de la estación por parte de los proveedores(combustibles, lubricantes y artículos del shop).</text:p>
        </text:list-item>
        <text:list-item>
          <text:p text:style-name="P79">Mostrar reportes sobre los pagos y cobros hechos por clientes y proveedores.(cheque , transacciones, efectivo o crédito).</text:p>
        </text:list-item>
        <text:list-item>
          <text:p text:style-name="P79">Generar un <text:s/>reporte histórico sobre los movimientos con los proveedores.</text:p>
        </text:list-item>
        <text:list-item>
          <text:p text:style-name="P81">Implementar <text:tab/>una <text:s/>registración <text:s/>de entrada de automóviles para los servicios de lavado y lubricacion de automoviles.<text:tab/></text:p>
        </text:list-item>
        <text:list-item>
          <text:p text:style-name="P81">Generar reporte sobre los estados de cuentas corrientes de proveedores y clientes.<text:tab/></text:p>
        </text:list-item>
        <text:list-item>
          <text:p text:style-name="P81">Implementar un reporte de ranking de productos más vendidos en la playa.</text:p>
        </text:list-item>
        <text:list-item>
          <text:p text:style-name="P81">Implementar un proceso de auditoría sobre las <text:tab/>ventas de combustibles.<text:tab/></text:p>
        </text:list-item>
        <text:list-item>
          <text:p text:style-name="P81"><text:span text:style-name="T18">Informe sobre</text:span> los controles de stock(combustibles,lubricantes).<text:tab/></text:p>
        </text:list-item>
        <text:list-item>
          <text:p text:style-name="P81">Emitir informe sobre los movimientos de <text:s/>ventas y compras de combustibles.</text:p>
        </text:list-item>
        <text:list-item>
          <text:p text:style-name="P81">Un reporte que muestre los movimientos de la playa por los diferentes tipos(tipo de combustible, playero, isla, pico).<text:tab/></text:p>
        </text:list-item>
        <text:list-item>
          <text:p text:style-name="P81"><text:soft-page-break/>Un proceso que muestre un ranking de los servicios más utilizados en la playa(lavadero y lubricacion de automoviles).<text:tab/></text:p>
        </text:list-item>
        <text:list-item>
          <text:p text:style-name="P81">Generar reportes gerenciales y operativos sobre los servicios que presta la estación.<text:tab/></text:p>
        </text:list-item>
        <text:list-item>
          <text:p text:style-name="P81">Automatizar el cierre de caja sobre la venta de productos y servicios ofrecidos por la estación.<text:tab/></text:p>
        </text:list-item>
        <text:list-item>
          <text:p text:style-name="P81">Generar reporte que muestre la cantidad de stock que se tiene actualmente en la playa.</text:p>
        </text:list-item>
        <text:list-item>
          <text:p text:style-name="P81">Implementar un proceso de control de stock actual sobre los productos.<text:tab/></text:p>
        </text:list-item>
        <text:list-item>
          <text:p text:style-name="P81">Proveer información que se utilice para un control de auditoría sobre los movimientos realizados en la playa y en el shop.<text:tab/></text:p>
        </text:list-item>
        <text:list-item>
          <text:p text:style-name="P81">Facturar los servicios de lavado y lubricacion de automoviles.</text:p>
        </text:list-item>
        <text:list-item>
          <text:p text:style-name="P81">Facturar los productos del shop(efectivo, tarjeta débito y tarjeta de crédito).</text:p>
        </text:list-item>
        <text:list-item>
          <text:p text:style-name="P81">Implementar un proceso para el cierre de turno del shop.</text:p>
        </text:list-item>
        <text:list-item>
          <text:p text:style-name="P81">Generar un informe sobre las ventas realizadas por producto.</text:p>
        </text:list-item>
        <text:list-item>
          <text:p text:style-name="P81">Implementar una auditoría sobre las ventas realizadas en el shop</text:p>
        </text:list-item>
        <text:list-item>
          <text:p text:style-name="P81">Informar la situación actual sobre las cantidades de productos existentes en el shop.</text:p>
        </text:list-item>
        <text:list-item>
          <text:p text:style-name="P81">Generar reportes administrativos y <text:s/>operativos sobre el shop.</text:p>
        </text:list-item>
        <text:list-item>
          <text:p text:style-name="P81">Reporte sobre los productos más vendidos en el <text:s/>shop.</text:p>
        </text:list-item>
        <text:list-item>
          <text:p text:style-name="P81">Informe sobre las ventas de saldo para líneas telefónicas y giros.</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
      <text:p text:style-name="P13"/>
      <text:p text:style-name="P13"/>
      <text:p text:style-name="P13"/>
      <text:p text:style-name="P72"/>
      <text:p text:style-name="P72"/>
      <text:p text:style-name="P13"><text:soft-page-break/>3. <text:s/>SITUACIÓN ACTUAL</text:p>
      <text:p text:style-name="P43">Análisis del ámbito del problema o de la situación sobre la cual se pueden obtener mayores beneficios.</text:p>
      <text:p text:style-name="P41">Al enfrentar la situación actual desde la perspectiva del anteproyecto, debemos identificar el ámbito sobre el que se desenvolverá el proyecto, es decir, cuáles son los procesos que forman parte de la situación problema o bien desde los cuales se pueden generar nuevas oportunidades para la Organización.</text:p>
      <text:p text:style-name="P40"/>
      <text:p text:style-name="P40">Sobre una investigación realizada sobre la situación actual que se encuentra la estación de servicio y las reuniones con <text:s/>el dueño de la estación que nos comentaba sobre las falencias y necesidades que tiene la estación sobre ciertos aspectos importantes que necesitan una optimización, un mejoramiento de control o una disponibilidad de auditoría como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p>
      <text:p text:style-name="P26"/>
      <text:p text:style-name="P52">3.1 RELEVAMIENTO DE DATOS.</text:p>
      <text:p text:style-name="P42"/>
      <text:p text:style-name="P39"><text:span text:style-name="T5">Entrevistado:</text:span><text:span text:style-name="T4"> Cristian muñoz</text:span></text:p>
      <text:p text:style-name="P42"/>
      <text:p text:style-name="P39"><text:span text:style-name="T5">Fecha: </text:span><text:span text:style-name="T4">17/03/2018</text:span></text:p>
      <text:p text:style-name="P42"/>
      <text:p text:style-name="P39"><text:span text:style-name="T5">Cargo en la empresa:</text:span><text:span text:style-name="T4"> Gerente y dueño del a estación de servicio puma </text:span></text:p>
      <text:p text:style-name="P42"/>
      <text:p text:style-name="P39"><text:span text:style-name="T5">Duración de la entrevista: </text:span><text:span text:style-name="T4">90 min</text:span></text:p>
      <text:p text:style-name="P42"/>
      <text:p text:style-name="P39"><text:span text:style-name="T5">Hora de la entrevista: </text:span><text:span text:style-name="T4">10:30 </text:span></text:p>
      <text:p text:style-name="P42"/>
      <text:list xml:id="list2476238781" text:style-name="WWNum8">
        <text:list-item>
          <text:p text:style-name="P82">¿Con cuántas estaciones cuenta en su administración?</text:p>
        </text:list-item>
      </text:list>
      <text:p text:style-name="P58">Solo con una estación por el momento pero trabajamos para agrandar <text:s text:c="24"/>la estación actual.</text:p>
      <text:p text:style-name="P45"><text:s text:c="19"/></text:p>
      <text:list xml:id="list490750988" text:style-name="WWNum3">
        <text:list-item>
          <text:p text:style-name="P83">¿Cómo ve el negocio actualmente? ¿Porque?</text:p>
        </text:list-item>
      </text:list>
      <text:p text:style-name="P59">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ext:soft-page-break/>tareas administrativas y las tareas operativas de forma correcta para tener algo concreto y hacer un mejor seguimiento al negocio. </text:p>
      <text:p text:style-name="P45"/>
      <text:list xml:id="list878755456" text:style-name="WWNum18">
        <text:list-item>
          <text:p text:style-name="P84">¿Cuales los servicios que cuenta actualmente la estación?</text:p>
        </text:list-item>
      </text:list>
      <text:p text:style-name="P58">La playa(venta de combustible), el shop y un lavadero.</text:p>
      <text:p text:style-name="P45"><text:s text:c="2"/></text:p>
      <text:list xml:id="list1052204525" text:style-name="WWNum13">
        <text:list-item>
          <text:p text:style-name="P85">¿Cuál es el horario de atención de la estación de servicio?</text:p>
        </text:list-item>
      </text:list>
      <text:p text:style-name="P58">La playa y el shop es 24 horas continuado y el lavadero es desde las 8:00 hasta las 17:30.</text:p>
      <text:p text:style-name="P45"/>
      <text:list xml:id="list4225339340" text:style-name="WWNum7">
        <text:list-item>
          <text:p text:style-name="P86">¿Podría comentarnos sobre los servicios con que forman actualmente la estación?</text:p>
        </text:list-item>
      </text:list>
      <text:list xml:id="list935162206" text:style-name="WWNum12">
        <text:list-item>
          <text:p text:style-name="P95"><text:span text:style-name="T8">Transacciones en la playa:</text:span><text:span text:style-name="T7">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95"><text:span text:style-name="T8">Operaciones realizadas en el shop:</text:span><text:span text:style-name="T9"> </text:span><text:span text:style-name="T7">La necesidad de controlar las operaciones realizadas en el shop(ventas), y del estado del stock.</text:span></text:p>
        </text:list-item>
        <text:list-item>
          <text:p text:style-name="P95"><text:span text:style-name="T8">Los servicios de lavado y lubricacion de automoviles:</text:span><text:span text:style-name="T9"> </text:span><text:span text:style-name="T7">Registrar todas las entradas de todos los automóviles, la confección de las facturas a mano a los clientes que desean y para la registración de los movimientos para la administración.</text:span></text:p>
        </text:list-item>
        <text:list-item>
          <text:p text:style-name="P95"><text:span text:style-name="T8">Cierre de turnos en los diferentes servicios de la estación:</text:span><text:span text:style-name="T9"> </text:span><text:span text:style-name="T7">Los cierres de los distintos servicios se registran actualmente en un cuaderno con todos los datos para ser pasado en un excel para tener un registro sobre los movimientos y los empleados que estaban en esos turnos. </text:span></text:p>
        </text:list-item>
        <text:list-item>
          <text:p text:style-name="P95"><text:span text:style-name="T8">Los tipos de operaciones administrativas y operativas:</text:span><text:span text:style-name="T9"> </text:span><text:span text:style-name="T7">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95"><text:span text:style-name="T8">Emisión de las facturas: </text:span><text:span text:style-name="T7">Todas las facturas de todos los servicios que tiene la estación actualmente se realiza a mano por los funcionarios de la estación.</text:span></text:p>
        </text:list-item>
      </text:list>
      <text:p text:style-name="P45"/>
      <text:list xml:id="list1095517509" text:style-name="WWNum17">
        <text:list-item>
          <text:p text:style-name="P87">¿Como actualmente registran todos los datos de los movimientos de la estación? </text:p>
        </text:list-item>
      </text:list>
      <text:p text:style-name="P58">Con las facturas/remisión a mano, formularios hechos a mano para los cierres, agendas y <text:s/>documentos excel para el seguimiento.</text:p>
      <text:p text:style-name="P45"><text:s text:c="6"/></text:p>
      <text:p text:style-name="P45"/>
      <text:list xml:id="list414906809" text:style-name="WWNum14">
        <text:list-item>
          <text:p text:style-name="P88"><text:soft-page-break/>¿Cómo llevan el control del stock de los productos hoy en día?</text:p>
        </text:list-item>
      </text:list>
      <text:p text:style-name="P58">A Través de unos formularios impresos que se usa para anotar las existencia de los productos.</text:p>
      <text:p text:style-name="P45"/>
      <text:list xml:id="list405022923" text:style-name="WWNum11">
        <text:list-item>
          <text:p text:style-name="P89">¿Qué operaciones/funciones desea que se automatice con el sistema informático?</text:p>
        </text:list-item>
      </text:list>
      <text:list xml:id="list4162416033" text:style-name="WWNum15">
        <text:list-item>
          <text:p text:style-name="P97">La emisión de las facturas(contado y crédito) para los distintos puntos de la estación como la playa, shop y el servicio de lavado y el servicio de lubricación y su confección.</text:p>
        </text:list-item>
        <text:list-item>
          <text:p text:style-name="P97">La parte de cierre de turnos en <text:s/>la estación (shop,playa y lavadero) con sus respectivos movimientos. </text:p>
        </text:list-item>
        <text:list-item>
          <text:p text:style-name="P97">Un control de las cuentas corrientes de los clientes y proveedores.</text:p>
        </text:list-item>
        <text:list-item>
          <text:p text:style-name="P97">Control de la existencia de los productos con que cuenta la estación.</text:p>
        </text:list-item>
        <text:list-item>
          <text:p text:style-name="P97">Una auditoría sobre sobre las transacciones que hizo la estación.</text:p>
        </text:list-item>
        <text:list-item>
          <text:p text:style-name="P96">La registración de un control <text:s/>de entradas de los automóviles en el lavadero.</text:p>
        </text:list-item>
        <text:list-item>
          <text:p text:style-name="P96">Registración de las distintas formas de pagos(crédito, débito, efectivo) en los distintos servicios(shop, lavadero y playa).</text:p>
        </text:list-item>
      </text:list>
      <text:p text:style-name="P45"/>
      <text:list xml:id="list3281854996" text:style-name="WWNum4">
        <text:list-item>
          <text:p text:style-name="P90">¿Qué tipos de usuarios estarían usando el sistema en la estación?</text:p>
        </text:list-item>
      </text:list>
      <text:p text:style-name="P60">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p>
      <text:p text:style-name="P45"/>
      <text:list xml:id="list4166451066" text:style-name="WWNum5">
        <text:list-item>
          <text:p text:style-name="P91">¿Como se manejan la parte de SET con el sistema hechauka?</text:p>
        </text:list-item>
      </text:list>
      <text:p text:style-name="P58">Nos manejamos con el sistema que la set provee para levantar los movimientos que hizo la estación.</text:p>
      <text:p text:style-name="P45"/>
      <text:list xml:id="list2044127399" text:style-name="WWNum16">
        <text:list-item>
          <text:p text:style-name="P92">¿ Como se maneja actualmente las cuentas a cobrar y a pagar?</text:p>
        </text:list-item>
      </text:list>
      <text:p text:style-name="P58">Actualmente se maneja con excel las dos cuentas de cobro y pago de los clientes y proveedores.</text:p>
      <text:p text:style-name="P45"/>
      <text:list xml:id="list2492411324" text:style-name="WWNum6">
        <text:list-item>
          <text:p text:style-name="P93">¿ En la parte de lavaderos cómo se manejan actualmente en general?</text:p>
        </text:list-item>
      </text:list>
      <text:p text:style-name="P58">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p>
      <text:p text:style-name="P45"><text:s text:c="18"/></text:p>
      <text:p text:style-name="P47"/>
      <text:p text:style-name="P51"/>
      <text:p text:style-name="P22"><text:soft-page-break/></text:p>
      <text:p text:style-name="P22"/>
      <text:p text:style-name="P14">4. IDENTIFICACIÓN Y ANÁLISIS DE LOS PROBLEMAS.</text:p>
      <text:p text:style-name="P38">La estación de servicio actualmente cuenta con una gran cantidad por la falta de un sistema <text:s/>informatizado lo cuales estaremos citaremos a continuación:</text:p>
      <text:list xml:id="list1048833038" text:style-name="WWNum10">
        <text:list-item>
          <text:p text:style-name="P78"><text:span text:style-name="T2">Retraso a la hora de </text:span><text:span text:style-name="T6">confeccionar </text:span><text:span text:style-name="T2">las facturas que </text:span><text:span text:style-name="T6">ocasiona</text:span><text:span text:style-name="T2"> una gran </text:span><text:span text:style-name="T6">pérdida</text:span><text:span text:style-name="T2"> de tiempo ya que hay muchas facturas que se terminan anulando de forma manual.</text:span></text:p>
        </text:list-item>
        <text:list-item>
          <text:p text:style-name="P78"><text:span text:style-name="T2">Una falta de control en tiempo real sobre la venta de combustibles que ocasiona una </text:span><text:span text:style-name="T6">falta</text:span><text:span text:style-name="T2"> de precisión en los datos.</text:span></text:p>
        </text:list-item>
        <text:list-item>
          <text:p text:style-name="P78"><text:span text:style-name="T2">Un control ineficiente de la reserva de <text:s/>de los diferentes tipos de combustibles que provoca un cierre de funciones hasta que sea </text:span><text:span text:style-name="T6">abastecido</text:span><text:span text:style-name="T2"> por el proveedor.</text:span></text:p>
        </text:list-item>
        <text:list-item>
          <text:p text:style-name="P76">Dificultades administrativas a la hora de cargar tanto las facturas de las ventas realizadas por la empresa como facturas de compras a los proveedores.</text:p>
        </text:list-item>
        <text:list-item>
          <text:p text:style-name="P76">Falta de información actualizada y detallada para informe gerenciales que ayuden en la toma de decisiones.</text:p>
        </text:list-item>
        <text:list-item>
          <text:p text:style-name="P76">Inconsistencia en la cantidad productos a la hora de realizar un control de Stock.</text:p>
        </text:list-item>
        <text:list-item>
          <text:p text:style-name="P76">Ineficacia a la hora de realizar el cierre de turno en la playa.</text:p>
        </text:list-item>
        <text:list-item>
          <text:p text:style-name="P76">Complicaciones a la hora de realizar el hechauka sobre las ventas y compras que se realizaron para poder informar al SET.</text:p>
        </text:list-item>
        <text:list-item>
          <text:p text:style-name="P76">Problemas a la hora de generar el formato necesario para poder informar al SET con el sistema Marangatu sobre las acciones económicas realizadas.</text:p>
        </text:list-item>
        <text:list-item>
          <text:p text:style-name="P80">Dificultad con el control de las ventas en la playa y en el shop causando problemas a la hora de hacer un seguimiento de acciones o errores que se cometieron.</text:p>
        </text:list-item>
        <text:list-item>
          <text:p text:style-name="P80">Falta de registrar de forma correcta y efectiva las facturas de ventas realizadas por el shop, causando un desborde en los cierre de turno, <text:s/>un descontrol de stock en el <text:s/>shop y una pérdida de tiempo en la registración de la facturas.</text:p>
        </text:list-item>
        <text:list-item>
          <text:p text:style-name="P80">Un problema complicado en el control de los diferentes productos que tienen el shop.</text:p>
        </text:list-item>
        <text:list-item>
          <text:p text:style-name="P80">La necesidad de contar con una información clara y concreta sobre los movimientos con los proveedores y los productos comprados por estos. </text:p>
        </text:list-item>
        <text:list-item>
          <text:p text:style-name="P80">Complicaciones en el registro de las compras hechas a los proveedores causando un problema en los montos y cantidades compradas para la estación.</text:p>
        </text:list-item>
        <text:list-item>
          <text:p text:style-name="P80">La falta de un buen seguimiento administrativos sobre las actividades del shop, ya que los seguimientos que se tiene <text:s/>hoy en dia son desfasados, imprecisos y con una realidad muy ficticia sobre la situación real.</text:p>
        </text:list-item>
        <text:list-item>
          <text:p text:style-name="P80">Un desfase del control sobre las cuentas corrientes de los proveedores con los las facturas emitidas por ellos y con el alta de mercadería.</text:p>
        </text:list-item>
        <text:list-item>
          <text:p text:style-name="P80"><text:soft-page-break/>Una necesidad en tener un registro de entradas de automóviles para los servicios de lavado y de lubricación, ya que tiene un mínimo o casi nula registración de los autos que entraron en los distintos servicios.</text:p>
        </text:list-item>
        <text:list-item>
          <text:p text:style-name="P80">Un control administrativo impreciso en la parte de servicios de lavado y de lubricacion de automoviles en la cual causa un panorama muy irreal sobre las operaciones y movimientos en estos servicios.</text:p>
        </text:list-item>
        <text:list-item>
          <text:p text:style-name="P80">Falta de registro de facturación(tarjeta credito/debito, efectivo, vale) de los servicios prestados por la estación(lavado, lubricación) ya que actualmente la estación no tiene ninguna forma de registrar dichas transacciones realizadas.</text:p>
        </text:list-item>
        <text:list-item>
          <text:p text:style-name="P80">Necesidad de implementar y optimizar un cierre operativo para los servicios de lavado y lubricacion ya que la estación actualmente no tiene ningún tipo de cierre para llevar un control del dia al dia</text:p>
        </text:list-item>
        <text:list-item>
          <text:p text:style-name="P94">La necesidad de la parte administrativa de poder ver las transacciones hechas por la venta de combustible con las distintas formas de pago(tarjeta débito/crédito, efectivo <text:s/>o vale).</text:p>
        </text:list-item>
        <text:list-item>
          <text:p text:style-name="P94">Necesidad de mostrar los movimientos de forma general y detallado del servicio de lavado y cambio de aceite que se realiza a los automóviles y sectorizar acorde a los tipos de automóviles que la estación realiza los precios.</text:p>
        </text:list-item>
        <text:list-item>
          <text:p text:style-name="P94">La necesidad de automatizar <text:s/>los servicios de lavado de auto y cambios de aceite </text:p>
        </text:list-item>
      </text:list>
      <text:p text:style-name="P25"><text:s text:c="12"/>que se realiza a los diferentes tipos de automóviles que realiza la estación.</text:p>
      <text:list xml:id="list195148952960734" text:continue-numbering="true" text:style-name="WWNum10">
        <text:list-item>
          <text:p text:style-name="P78"><text:span text:style-name="T2">Falta de realizar de forma </text:span><text:span text:style-name="T6">rápida</text:span><text:span text:style-name="T2"> y exitosa el cierre de turno en la</text:span><text:span text:style-name="T6"> </text:span><text:span text:style-name="T2">playa por los factores de mala carga de facturas, montos y clientes</text:span><text:span text:style-name="T6"> </text:span><text:span text:style-name="T2">u otros factores que alteran el cierre en la hora de entregar los datos</text:span><text:span text:style-name="T6"> </text:span><text:span text:style-name="T2">a la parte administrativa.</text:span></text:p>
        </text:list-item>
      </text:list>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1">5. SITUACIÓN PRETENDIDA.</text:p>
      <text:p text:style-name="P46"/>
      <text:p text:style-name="P42">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p>
      <text:p text:style-name="P42">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p>
      <text:p text:style-name="P42">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p>
      <text:p text:style-name="P42"/>
      <text:p text:style-name="P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text:soft-page-break/>6. ALTERNATIVAS DE SOLUCIÓN.</text:p>
      <text:p text:style-name="P2"/>
      <text:p text:style-name="P44">Deben ser descritas varias alternativas de solución de los problemas mencionados o encontrados en la etapa anterior. En cada una de las alternativas se deberá especificar las ventajas y desventajas con relación a las otras.</text:p>
      <text:p text:style-name="P42"/>
      <text:p text:style-name="P42">Las alternativas encontradas durante el tiempo de observación y charlas realizadas con los gerentes de la estación encontramos estas posibles soluciones para dar una mejora óptima en el servicio <text:s/>administrativo y operativo: </text:p>
      <text:p text:style-name="P42"/>
      <text:list xml:id="list1437006917" text:style-name="WWNum2">
        <text:list-item>
          <text:p text:style-name="P98">La automatización de la emisión de facturas de ventas de combustibles que contiene una gran beneficio en el tiempo de elaborar una factura para entregar al cliente, lo malo que se deja el talonario de facturación a mano sin uso alguno salvo en alguna emergencia.</text:p>
        </text:list-item>
        <text:list-item>
          <text:p text:style-name="P98">La emisión de facturas a créditos para los clientes que tienen una cuenta corriente activa en la estación, haciendo que al realizar una transacción directamente vaya a la cuenta corriente para realizar tareas administrativas.</text:p>
        </text:list-item>
        <text:list-item>
          <text:p text:style-name="P98">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p>
        </text:list-item>
        <text:list-item>
          <text:p text:style-name="P98">La emisión de facturas para la ventas realizadas en el shop para la agilidad de la elaboración de dicha factura dejando a lado las anotaciones en cuaderno sobre las ventas y los talonarios de facturas.</text:p>
        </text:list-item>
        <text:list-item>
          <text:p text:style-name="P98">Mejoramiento del control de stock de los productos del shop para tener un control exacto sobre la existencia actual dejando a lado algo que se tenía como un aproximado o algo fantasioso.</text:p>
        </text:list-item>
      </text:list>
      <text:p text:style-name="P50"/>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
      <text:p text:style-name="P1"/>
      <text:p text:style-name="P1"><text:soft-page-break/>7. SOLUCIÓN PROPUESTA.</text:p>
      <text:p text:style-name="P2"/>
      <text:p text:style-name="P44">Debe seleccionar una de las alternativas estudiadas y recomendar su aplicación, debiendo especificar y justificar las ventajas sobre todas las otras soluciones estudiadas.</text:p>
      <text:p text:style-name="P42"/>
      <text:p text:style-name="P42">Unas de las mejores alternativas estudiadas y analizadas a fondo rigurosamente nos han mostrado cuales son las mejores alternativa para solucionar los problemas importantes encontrados: </text:p>
      <text:p text:style-name="P42"/>
      <text:list xml:id="list3852608769" text:style-name="WWNum1">
        <text:list-item>
          <text:p text:style-name="P99">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p>
        </text:list-item>
        <text:list-item>
          <text:p text:style-name="P99">La capacidad de realizar un informe con el formato propuesto por la SET para el sistema hechauka para poder enviar a la SET optimizando el tiempo de confeccionar el formato deseado ya que la información de todas las transacciones está guardada en la base de datos. </text:p>
        </text:list-item>
        <text:list-item>
          <text:p text:style-name="P99">La registración de entrada de automóviles para los servicios de lavado y lubricacion de automoviles causa una gran ventaja ya que no se tiene un control de orden de llegada en los servicios dispuestos que tiene la estación.</text:p>
        </text:list-item>
        <text:list-item>
          <text:p text:style-name="P99">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p>
        </text:list-item>
        <text:list-item>
          <text:p text:style-name="P99">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p>
        </text:list-item>
        <text:list-item>
          <text:p text:style-name="P99">La capacidad de realizar una carga óptima y efectiva sobre los productos del shop y la posibilidad de confeccionar las facturas para entregar al cliente y cargar las registraciones en la base de datos para su acceso para las tareas administrativas y operativas. </text:p>
        </text:list-item>
        <text:list-item>
          <text:p text:style-name="P99">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p>
        </text:list-item>
        <text:list-item>
          <text:p text:style-name="P99">Disponibilidad sobre los stocks existentes en tiempo real de los productos que hay en las playas y shop como los tipos de combustibles y los productos que hay en el shop.</text:p>
        </text:list-item>
      </text:list>
      <text:p text:style-name="P2"/>
      <text:p text:style-name="P24"/>
      <text:p text:style-name="P24"/>
      <text:p text:style-name="P1"/>
      <text:p text:style-name="P1"/>
      <text:p text:style-name="P1"/>
      <text:p text:style-name="P23"><text:soft-page-break/></text:p>
      <text:section text:style-name="Sect1" text:name="TextSection">
        <table:table table:name="Table3" table:style-name="Table3">
          <table:table-column table:style-name="Table3.A"/>
          <table:table-row table:style-name="Table3.1">
            <table:table-cell table:style-name="Table3.A1" office:value-type="string">
              <text:p text:style-name="P31"/>
              <text:p text:style-name="P6"><text:tab/></text:p>
              <text:p text:style-name="P3"/>
              <text:p text:style-name="P3"/>
              <text:p text:style-name="P15">FINAL DEL DOCUMENTO</text:p>
              <text:p text:style-name="P3"/>
              <text:p text:style-name="P3"/>
              <text:p text:style-name="P3"/>
              <text:p text:style-name="P3"/>
              <text:p text:style-name="P61">San Lorenzo, 13 de Abril del 2018</text:p>
              <text:p text:style-name="P3"/>
              <text:p text:style-name="P3"/>
              <text:p text:style-name="P3"/>
              <text:p text:style-name="P3"/>
              <text:p text:style-name="P17">RESPONSABLES.</text:p>
              <text:p text:style-name="P3"/>
              <text:p text:style-name="P3">Integrante 1 <text:s text:c="5"/><text:span text:style-name="T11">Alvaro Ortiz</text:span></text:p>
              <text:p text:style-name="P3"/>
              <text:p text:style-name="P3">Integrante 2 <text:s text:c="4"/><text:span text:style-name="T11">Juan Fernando Mendoza</text:span></text:p>
              <text:p text:style-name="P3"/>
              <text:p text:style-name="P4">Integrante <text:span text:style-name="T11">3</text:span> <text:s text:c="4"/><text:span text:style-name="T11">Juan Jose Caimen</text:span></text:p>
              <text:p text:style-name="P4"/>
              <text:p text:style-name="P3"/>
              <text:p text:style-name="P3"/>
              <text:p text:style-name="P3"/>
              <text:p text:style-name="P3"/>
              <text:p text:style-name="P3"/>
              <text:p text:style-name="P3"/>
              <text:p text:style-name="P33"/>
            </table:table-cell>
          </table:table-row>
        </table:table>
        <text:p text:style-name="P53"/>
        <text:p text:style-name="P53"/>
        <text:p text:style-name="P29"/>
      </text:section>
      <text:p text:style-name="P74"/>
      <text:p text:style-name="P2"/>
      <text:p text:style-name="P27"><text:span text:style-name="T1">8. </text:span><text:bookmark text:name="docs-internal-guid-808dc6a0-c00c-b819-aa01-9172870511c1"/><text:span text:style-name="T17">TÉRMINOS DE APROBACIÓN DE LA ETAPA</text:span></text:p>
      <text:p text:style-name="P11"/>
      <table:table table:name="Table4" table:style-name="Table4">
        <table:table-column table:style-name="Table4.A"/>
        <table:table-row table:style-name="Table4.1">
          <table:table-cell table:style-name="Table4.A1" office:value-type="string">
            <text:p text:style-name="P31"/>
            <text:p text:style-name="P8"><text:tab/><text:span text:style-name="T15">TÉRMINOS DE APROBACIÓN DE LA ETAPA</text:span></text:p>
            <text:p text:style-name="P3"/>
            <text:p text:style-name="P3"/>
            <text:p text:style-name="P3"><text:span text:style-name="T14">NOMBRE DEL SISTEMA:</text:span> <text:span text:style-name="T12">SGE</text:span></text:p>
            <text:p text:style-name="P3"/>
            <text:p text:style-name="P3"><text:span text:style-name="T16">NOMBRE DE LA ETAPA:</text:span> <text:span text:style-name="T12">ANTEPROYECTO</text:span></text:p>
            <text:p text:style-name="P3"/>
            <text:p text:style-name="P3"><text:span text:style-name="T14">ÓRGANO USUARIO:</text:span> <text:span text:style-name="T12">ESTACION DE SERVICIO EMR</text:span></text:p>
            <text:p text:style-name="P3"/>
            <text:p text:style-name="P9"/>
            <text:p text:style-name="P54">Aprobamos la presente etapa elaborada por los alumnos responsables de la <text:s/>FACULTAD POLITÉCNICA,</text:p>
            <text:p text:style-name="P62">correspondiente al sistema arriba mencionado.</text:p>
            <text:p text:style-name="P54">Autorizamos a los integrantes del GRUPO a continuar los trabajos de desarrollo, conforme a las especificaciones presentadas en este documento.</text:p>
            <text:p text:style-name="P7"/>
            <text:p text:style-name="P7"/>
            <text:p text:style-name="P3"/>
            <text:p text:style-name="P54"><text:span text:style-name="T12"><text:s text:c="4"/>SAN LORENZO</text:span>, <text:span text:style-name="T12">13 DE </text:span><text:s/><text:span text:style-name="T12">ABRIL DEL </text:span>201<text:span text:style-name="T12">8</text:span></text:p>
            <text:p text:style-name="P3"/>
            <text:p text:style-name="P3"/>
            <text:p text:style-name="P3"/>
            <text:p text:style-name="P3"/>
            <text:p text:style-name="P63"><text:s text:c="7"/>------------------------------</text:p>
            <text:p text:style-name="P63"><text:s text:c="19"/>Profesor <text:s/></text:p>
            <text:p text:style-name="P64"><text:s text:c="3"/>Prof.Lic. Juan Fernando Dure </text:p>
            <text:p text:style-name="P3"/>
            <text:p text:style-name="P3"/>
            <text:p text:style-name="P3"/>
            <text:p text:style-name="P3"/>
            <text:p text:style-name="P65"><text:s/><text:tab/><text:tab/><text:tab/></text:p>
            <text:p text:style-name="P34"/>
          </table:table-cell>
        </table:table-row>
      </table:table>
      <text:p text:style-name="P2"/>
      <text:p text:style-name="P2"/>
      <text:p text:style-name="P2"/>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Noto Sans Symbols" svg:font-family="'Noto Sans Symbols'"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Times New Roman" fo:font-size="12pt" fo:language="es" fo:country="PY"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a" style:text-line-through-style="none" style:text-line-through-type="none" style:text-position="0% 100%" style:font-name="Times New Roman" fo:font-size="12pt" fo:language="es" fo:country="PY"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position="0% 100%"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 fo:font-family="Arial"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4-13T19:44:25.652000000</dc:date>
    <meta:editing-duration>PT39M12S</meta:editing-duration>
    <meta:editing-cycles>12</meta:editing-cycles>
    <meta:document-statistic meta:table-count="4" meta:image-count="0" meta:object-count="0" meta:page-count="16" meta:paragraph-count="190" meta:word-count="3474" meta:character-count="21621" meta:non-whitespace-character-count="18008"/>
  </office:meta>
</office:document-meta>
</file>